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71])" office:value-type="float" office:value="53.58" calcext:value-type="float">
            <text:p>53,58</text:p>
          </table:table-cell>
        </table:table-row>
        <table:table-row table:style-name="ro1">
          <table:table-cell table:number-columns-repeated="5"/>
          <table:table-cell table:formula="of:=[.C5]*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4.33" calcext:value-type="float">
            <text:p>4,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7]*[.E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8]*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9]*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0]*[.E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11]*[.E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2]*[.E12]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3]*[.E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14]*[.E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15]*[.E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16]*[.E1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17]*[.E17]" office:value-type="float" office:value="4.75" calcext:value-type="float">
            <text:p>4,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]*[.E19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20]*[.E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C23]*[.E2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24]*[.E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25]*[.E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26]*[.E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]*[.E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]*[.E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0]*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2]*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azoum </text:p>
          </table:table-cell>
          <table:table-cell office:value-type="float" office:value="4.5" calcext:value-type="float">
            <text:p>4,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2]*[.E6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3]*[.E6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4]*[.E6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5]*[.E6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6]*[.E6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7]*[.E6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8]*[.E6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9]*[.E6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0]*[.E640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3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5">00/00/0000</text:date>, <text:time style:data-style-name="N2" text:time-value="19:59:05.412753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2-07-05T22:10:22.216573027</dc:date>
    <meta:editing-duration>P8DT9H52M47S</meta:editing-duration>
    <meta:editing-cycles>14</meta:editing-cycles>
    <meta:generator>LibreOffice/5.1.6.2$Linux_X86_64 LibreOffice_project/10m0$Build-2</meta:generator>
    <meta:document-statistic meta:table-count="1" meta:cell-count="892" meta:object-count="0"/>
  </office:meta>
</office:document-meta>
</file>